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Lucida Sans1" svg:font-family="'Lucida Sans'" style:font-family-generic="swiss"/>
    <style:font-face style:name=" courier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8pt" style:font-size-asian="8pt" style:font-size-complex="8pt"/>
    </style:style>
    <style:style style:name="P2" style:family="paragraph" style:parent-style-name="Standard" style:list-style-name="L1">
      <style:text-properties style:font-name="Georgia" fo:font-size="8pt" style:font-size-asian="8pt" style:font-size-complex="8pt"/>
    </style:style>
    <style:style style:name="P3" style:family="paragraph" style:parent-style-name="Standard" style:list-style-name="L1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 style:list-style-name="L1">
      <style:text-properties fo:font-size="8pt" style:font-size-asian="8pt" style:font-size-complex="8pt"/>
    </style:style>
    <style:style style:name="P7" style:family="paragraph" style:parent-style-name="Standard" style:list-style-name="L1">
      <style:text-properties style:font-name="Courier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L1">
      <style:text-properties style:font-name=" courier" fo:font-size="8pt" style:font-size-asian="8pt" style:font-size-complex="8pt"/>
    </style:style>
    <style:style style:name="T1" style:family="text">
      <style:text-properties fo:font-variant="normal" fo:text-transform="none" fo:color="#000000" style:font-name="Courier New1" fo:font-size="7.90000009536743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style:font-name="Georgia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fo:color="#000000" fo:font-size="7.90000009536743pt" fo:letter-spacing="normal" fo:font-style="normal" fo:font-weight="normal"/>
    </style:style>
    <style:style style:name="T5" style:family="text">
      <style:text-properties style:font-name="Georgi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 style:font-name="Georgi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8"><text:span text:style-name="T5">Practice Questions (Solutions on 2</text:span><text:span text:style-name="T7">nd</text:span><text:span text:style-name="T5"> Page)</text:span></text:p>
      <text:p text:style-name="P5"><text:span text:style-name="T5"/></text:p>
      <text:list xml:id="list8715764414775917648" text:style-name="L1">
        <text:list-item>
          <text:p text:style-name="P6"><text:span text:style-name="T5">Write a function called get_numbers that takes a long string of phone numbers as a parameter, and prints returns each phone number on a separate line in the following format format: nnn-nnn-nnnn. <text:s/>If the number is not composed of all digits... or if it is not the correct length (that is appropriate multiple), then return an empty string. </text:span></text:p>
          <text:p text:style-name="P2"/>
          <text:p text:style-name="P3">Example Output:<text:line-break/></text:p>
          <text:p text:style-name="P7">&gt;print(get_numbers("20388592751947365025"))</text:p>
          <text:p text:style-name="P7">203-885-9275</text:p>
          <text:p text:style-name="P7">194-736-5025</text:p>
          <text:p text:style-name="P7">&gt;print(get_numbers("203"))</text:p>
          <text:p text:style-name="P7">(empty string!)<text:line-break/><text:line-break/><text:line-break/></text:p>
        </text:list-item>
        <text:list-item>
          <text:p text:style-name="P2">Write a function named create_arrow that takes a parameter height and creates an arrow pattern with hashtags by forming a vertical line and a diagonal line adjacent to it. You can assume the height is greater than 0. </text:p>
          <text:p text:style-name="P7"/>
          <text:p text:style-name="P7"><text:span text:style-name="T6">Example Output:</text:span> <text:line-break/></text:p>
          <text:p text:style-name="P7">&gt;create_output(5)</text:p>
          <text:p text:style-name="P7">##</text:p>
          <text:p text:style-name="P7"># #</text:p>
          <text:p text:style-name="P7"># <text:s/>#</text:p>
          <text:p text:style-name="P7"># <text:s text:c="2"/>#</text:p>
          <text:p text:style-name="P7"># <text:s text:c="3"/>#</text:p>
          <text:p text:style-name="P2"/>
          <text:p text:style-name="P2"><text:line-break/></text:p>
        </text:list-item>
        <text:list-item>
          <text:p text:style-name="P2">You're a campaign manager looking for a new candidate to run for the House or the Senate - however, your chosen candidate must be eligible! To make your life easier, you want to write a program that takes a person's birth year and year of naturalization (the year they became a citizen) as input, and returns whether they are eligible for the House, the House and the Senate, or Neither. </text:p>
          <text:p text:style-name="P2"/>
          <text:p text:style-name="P2">To be a US senator, you must be at least 30 years old and a US citizen for 9 years. To be a US Representative, you must be at least 25 years old and a US citizen for 7 years. </text:p>
          <text:p text:style-name="P2"/>
          <text:p text:style-name="P2"><text:span text:style-name="T6">Example Output:</text:span> <text:line-break/></text:p>
          <text:p text:style-name="P7">&gt;eligible(1989, 1995)</text:p>
          <text:p text:style-name="P7">House</text:p>
          <text:p text:style-name="P7">&gt;eligible(1983, 1995)</text:p>
          <text:p text:style-name="P7">House and Senate</text:p>
          <text:p text:style-name="P7">&gt;eligible(1995, 2014)</text:p>
          <text:p text:style-name="P7">Neither</text:p>
          <text:p text:style-name="P2"/>
          <text:p text:style-name="P2"/>
        </text:list-item>
        <text:list-item>
          <text:p text:style-name="P2">What is the output of this program? When the while loop exits, what is the value of sum?</text:p>
          <text:p text:style-name="P2"/>
          <text:p text:style-name="P7">count = 3</text:p>
          <text:p text:style-name="P7">sum = 0</text:p>
          <text:p text:style-name="P7">while(count &gt; 0):</text:p>
          <text:p text:style-name="P7"><text:s text:c="4"/>print ('*' * count) + '\n'</text:p>
          <text:p text:style-name="P7"><text:s text:c="4"/>count -= 1</text:p>
          <text:p text:style-name="P7"><text:s text:c="4"/>sum += count</text:p>
          <text:p text:style-name="P7"/>
          <text:p text:style-name="P7"><text:line-break/></text:p>
          <text:p text:style-name="P2"><text:line-break/> </text:p>
        </text:list-item>
      </text:list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><text:span text:style-name="T1"/></text:p>
      <text:list xml:id="list219419973" text:continue-numbering="true" text:style-name="L1">
        <text:list-header>
          <text:p text:style-name="P9"><text:soft-page-break/># Question 1<text:line-break/># =====<text:line-break/><text:line-break/>def get_numbers(numbers):</text:p>
          <text:p text:style-name="P9"><text:s text:c="4"/>if len(numbers) % 10 != 0 or not numbers.isdigit():</text:p>
          <text:p text:style-name="P9"><text:s text:c="8"/>return ''</text:p>
          <text:p text:style-name="P9"/>
          <text:p text:style-name="P9"><text:s text:c="4"/>formatted_numbers = ''</text:p>
          <text:p text:style-name="P9"><text:s text:c="4"/>for i in range(0, len(numbers), 10):</text:p>
          <text:p text:style-name="P9"><text:s text:c="8"/>area_code = numbers[ i : i+3 ]</text:p>
          <text:p text:style-name="P9"><text:s text:c="8"/>prefix = numbers[ i+3 : i+6 ]</text:p>
          <text:p text:style-name="P9"><text:s text:c="8"/>line_number = numbers[ i+6 : i+10 ]</text:p>
          <text:p text:style-name="P9"><text:s text:c="8"/>formatted_numbers += '{}-{}-{}\n'.format(area_code, prefix, line_number)</text:p>
          <text:p text:style-name="P9"><text:span text:style-name="T4"><text:s/>return formatted_numbers<text:line-break/><text:line-break/></text:span></text:p>
          <text:p text:style-name="P9"><text:span text:style-name="T2"># Question 2<text:line-break/># =====<text:line-break/></text:span><text:span text:style-name="T4"><text:line-break/></text:span><text:span text:style-name="T2">def create_output(height):</text:span></text:p>
          <text:p text:style-name="P9"><text:s text:c="4"/>s = ''</text:p>
          <text:p text:style-name="P9"><text:s text:c="4"/>for i in range(height):</text:p>
          <text:p text:style-name="P9"><text:s text:c="8"/>s += '#' + ' ' * i + '#\n'</text:p>
          <text:p text:style-name="P9"><text:span text:style-name="T4"><text:s text:c="2"/>return s.strip() # to remove last newline <text:line-break/><text:line-break/><text:line-break/></text:span></text:p>
          <text:p text:style-name="P9"><text:span text:style-name="T2"># Question 3<text:line-break/># =====<text:line-break/></text:span><text:span text:style-name="T4"><text:line-break/></text:span><text:span text:style-name="T2">birth_year = int(input("What year were you born?"))</text:span></text:p>
          <text:p text:style-name="P9">citizen_year = int(input("What year were you naturalized?"))</text:p>
          <text:p text:style-name="P9"># The code below could also be placed into a function, maybe eligible(birth_year,citizen_year)</text:p>
          <text:p text:style-name="P9">age = 2018 - birth_year</text:p>
          <text:p text:style-name="P9">years_as_citizen = 2018 - citizen_year</text:p>
          <text:p text:style-name="P9">if years_as_citizen &gt;= 9 and age &gt;= 30:</text:p>
          <text:p text:style-name="P9"><text:s text:c="4"/>return "House and Senate"</text:p>
          <text:p text:style-name="P9">elif years_as_citizen &gt;= 7 and age &gt;= 25:</text:p>
          <text:p text:style-name="P9"><text:s text:c="4"/>return "House"</text:p>
          <text:p text:style-name="P9">else:</text:p>
          <text:p text:style-name="P9"><text:span text:style-name="T2"><text:s text:c="4"/>return "Neither"</text:span><text:span text:style-name="T4"><text:tab/><text:line-break/><text:line-break/><text:line-break/></text:span></text:p>
          <text:p text:style-name="P9"><text:span text:style-name="T2"># Question 4<text:line-break/># =====<text:line-break/></text:span><text:span text:style-name="T4"><text:line-break/></text:span><text:span text:style-name="T2">***</text:span></text:p>
          <text:p text:style-name="P9">**</text:p>
          <text:p text:style-name="P9"><text:span text:style-name="T4">*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Lucida Sans1" svg:font-family="'Lucida Sans'" style:font-family-generic="swiss"/>
    <style:font-face style:name=" courier" svg:font-family="courier" style:font-family-generic="modern" style:font-pitch="fixed"/>
    <style:font-face style:name="Courier New" svg:font-family="'Courier New'" style:font-family-generic="modern" style:font-pitch="fixed"/>
    <style:font-face style:name="Courier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8-06-07T23:07:49</meta:creation-date>
    <meta:document-statistic meta:table-count="0" meta:image-count="0" meta:object-count="0" meta:page-count="2" meta:paragraph-count="65" meta:word-count="462" meta:character-count="2745"/>
    <dc:date>2018-06-07T23:29:45</dc:date>
    <dc:creator>Joseph Versoza</dc:creator>
    <meta:editing-duration>PT6M36S</meta:editing-duration>
    <meta:editing-cycles>1</meta:editing-cycles>
    <meta:generator>OpenOffice/4.1.4$Unix OpenOffice.org_project/414m5$Build-9788</meta:generator>
  </office:meta>
</office:document-meta>
</file>